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1063in" style:rel-column-width="19932*"/>
    </style:style>
    <style:style style:name="Table3.B" style:family="table-column">
      <style:table-column-properties style:column-width="4.8188in" style:rel-column-width="45603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76in" style:rel-column-width="10955*"/>
    </style:style>
    <style:style style:name="Table2.B" style:family="table-column">
      <style:table-column-properties style:column-width="1.3306in" style:rel-column-width="12591*"/>
    </style:style>
    <style:style style:name="Table2.C" style:family="table-column">
      <style:table-column-properties style:column-width="4.4368in" style:rel-column-width="419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Student: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">UMKC ID: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">GitHub ID: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">Assignment Due Date:</text:p>
          </table:table-cell>
          <table:table-cell table:style-name="Table3.A1" office:value-type="string">
            <text:p text:style-name="Table_20_Contents">June 27th, 2013</text:p>
          </table:table-cell>
        </table:table-row>
      </table:table>
      <text:p text:style-name="Standard"/>
      <text:h text:style-name="Heading_20_1" text:outline-level="1">Point Breakdown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Graded Value</text:p>
          </table:table-cell>
          <table:table-cell table:style-name="Table2.A1" office:value-type="string">
            <text:p text:style-name="P5">Points Possible</text:p>
          </table:table-cell>
          <table:table-cell table:style-name="Table2.C1" office:value-type="string">
            <text:p text:style-name="P5">Criteria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Compiles &amp; runs on Windows or *nix system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Committed to GitHub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No logic errors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5</text:p>
          </table:table-cell>
          <table:table-cell table:style-name="Table2.C2" office:value-type="string">
            <text:p text:style-name="P6">1. Refactor: Moving Character Stats into a Struct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5</text:p>
          </table:table-cell>
          <table:table-cell table:style-name="Table2.C2" office:value-type="string">
            <text:p text:style-name="P6">2. Feature: Equipment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5</text:p>
          </table:table-cell>
          <table:table-cell table:style-name="Table2.C2" office:value-type="string">
            <text:p text:style-name="P6">3a. DisplayStats function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5</text:p>
          </table:table-cell>
          <table:table-cell table:style-name="Table2.C2" office:value-type="string">
            <text:p text:style-name="P6">3b. AdjustStats function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6">Additional Refactoring for extra credit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80 pts</text:p>
          </table:table-cell>
          <table:table-cell table:style-name="Table2.C2" office:value-type="string">
            <text:p text:style-name="P7"/>
          </table:table-cell>
        </table:table-row>
      </table:table>
      <text:p text:style-name="Standard"/>
      <text:h text:style-name="Heading_20_1" text:outline-level="1">Comment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Header">CS 201 Problem Solving &amp; Programming II</text:p>
              <text:p text:style-name="MP1"><text:a xlink:type="simple" xlink:href="https://github.com/Moosader/Problem-Solving-and-Programming-II"><text:span text:style-name="MT1">https://github.com/Moosader/Problem-Solving-and-Programming-II</text:span></text:a></text:p>
            </table:table-cell>
            <table:table-cell table:style-name="Table1.A1" office:value-type="string">
              <text:p text:style-name="MP2">Assignment 2 Rubric</text:p>
              <text:p text:style-name="MP2">Page <text:page-number text:select-page="current">1</text:page-number> of <text:page-count>1</text:page-count></text:p>
            </table:table-cell>
          </table:table-row>
        </table:table>
        <text:p text:style-name="Header"><text:a xlink:type="simple" xlink:href="https://github.com/Moosader/Problem-Solving-and-Programming-II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4:29:48</meta:creation-date>
    <dc:date>2013-07-01T11:35:31</dc:date>
    <meta:editing-duration>PT24M36S</meta:editing-duration>
    <meta:editing-cycles>30</meta:editing-cycles>
    <meta:generator>LibreOffice/3.5$Linux_X86_64 LibreOffice_project/350m1$Build-2</meta:generator>
    <meta:document-statistic meta:table-count="3" meta:image-count="0" meta:object-count="0" meta:page-count="1" meta:paragraph-count="30" meta:word-count="79" meta:character-count="502" meta:non-whitespace-character-count="453"/>
  </office:meta>
</office:document-meta>
</file>